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13T08:57:26</meta:creation-date>
    <dc:creator>Trihus</dc:creator>
    <dc:date>2012-11-13T08:57: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10\PreservePartFile1"
Const IsPreview = "False"
Const RunMacroFirstTime = "True"
Const IsCoverImageInserted = "false"
'Changed On Nov-09-2012 for TD-3274(Remove unused macros)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ThisComponent.getDrawPage().GetCount -1)
		oGraphic.AnchorType = com.sun.star.text.TextContentAnchorType.AT_PAGE
	End If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